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entium Book Basic" svg:font-family="'Gentium Book Basic'" style:font-adornments="Grassetto" style:font-pitch="variable"/>
    <style:font-face style:name="Gentium Book Basic1" svg:font-family="'Gentium Book Basic'" style:font-adornments="Normale" style:font-pitch="variable"/>
    <style:font-face style:name="Georgia" svg:font-family="Georgia" style:font-adornments="Grassetto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5da6" officeooo:paragraph-rsid="001a5da6"/>
    </style:style>
    <style:style style:name="P2" style:family="paragraph" style:parent-style-name="Text_20_body">
      <style:text-properties fo:font-weight="bold" officeooo:rsid="001a5da6" officeooo:paragraph-rsid="001a5da6" style:font-weight-asian="bold" style:font-weight-complex="bold"/>
    </style:style>
    <style:style style:name="P3" style:family="paragraph" style:parent-style-name="Text_20_body">
      <style:text-properties fo:font-weight="normal" officeooo:rsid="001a5da6" officeooo:paragraph-rsid="001a5da6" style:font-weight-asian="normal" style:font-weight-complex="normal"/>
    </style:style>
    <style:style style:name="P4" style:family="paragraph" style:parent-style-name="Text_20_body">
      <style:text-properties fo:font-weight="bold" officeooo:rsid="001d75ef" officeooo:paragraph-rsid="001d75ef" style:font-weight-asian="bold" style:font-weight-complex="bold"/>
    </style:style>
    <style:style style:name="P5" style:family="paragraph" style:parent-style-name="Text_20_body">
      <style:text-properties fo:font-weight="normal" officeooo:rsid="001d75ef" officeooo:paragraph-rsid="001d75ef" style:font-weight-asian="normal" style:font-weight-complex="normal"/>
    </style:style>
    <style:style style:name="P6" style:family="paragraph" style:parent-style-name="Text_20_body">
      <style:text-properties officeooo:paragraph-rsid="001d75ef"/>
    </style:style>
    <style:style style:name="P7" style:family="paragraph" style:parent-style-name="Heading_20_2">
      <style:text-properties officeooo:rsid="0022354e" officeooo:paragraph-rsid="0022354e"/>
    </style:style>
    <style:style style:name="P8" style:family="paragraph" style:parent-style-name="Text_20_body">
      <style:text-properties fo:font-weight="normal" officeooo:rsid="001f5138" officeooo:paragraph-rsid="001f5138" style:font-weight-asian="normal" style:font-weight-complex="normal"/>
    </style:style>
    <style:style style:name="P9" style:family="paragraph" style:parent-style-name="Text_20_body">
      <style:text-properties fo:font-weight="bold" officeooo:rsid="001f5138" officeooo:paragraph-rsid="001f5138" style:font-weight-asian="bold" style:font-weight-complex="bold"/>
    </style:style>
    <style:style style:name="P10" style:family="paragraph" style:parent-style-name="Text_20_body">
      <style:text-properties officeooo:paragraph-rsid="0021b2d8"/>
    </style:style>
    <style:style style:name="P11" style:family="paragraph" style:parent-style-name="Text_20_body">
      <style:text-properties fo:font-weight="normal" officeooo:rsid="0022354e" officeooo:paragraph-rsid="0022354e" style:font-weight-asian="normal" style:font-weight-complex="normal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d75e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2d24d"/>
    </style:style>
    <style:style style:name="T4" style:family="text">
      <style:text-properties fo:font-weight="bold" officeooo:rsid="0022d24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ign Patterns</text:p>
      <text:h text:style-name="Heading_20_1" text:outline-level="1">Gamma Categorization</text:h>
      <text:p text:style-name="P1">I design patterns sono generalmente divisi in 3 categorie, chiamata Gamma categorizzazione da Erich Gamma, uno della GoF</text:p>
      <text:p text:style-name="P2">Creational Patterns</text:p>
      <text:p text:style-name="P3">- si occupano della creazione (costruzione) di oggetti</text:p>
      <text:p text:style-name="P3">- Esplicita (costruttore) vs. Implicita (DI, reflection, etc.)</text:p>
      <text:p text:style-name="P3">- <text:span text:style-name="T1">Tutt’uno (single statement) vs. a pezzi (step by step)</text:span></text:p>
      <text:p text:style-name="P4">Structural Patterns</text:p>
      <text:p text:style-name="P5">- si occupano della struttura delle classi che sono coinvolte (ad es. classe che aderisce ad una qualche interfaccia. )</text:p>
      <text:p text:style-name="P5">- molti pattern sono wrapper che imitano l’interfaccia sottostante.</text:p>
      <text:p text:style-name="P5">- dare maggior peso al disegno di buone API.</text:p>
      <text:p text:style-name="P4">Behavioral Patterns</text:p>
      <text:p text:style-name="P5">- sono tutti diversi; non c’è un tema centrale.</text:p>
      <text:h text:style-name="Heading_20_1" text:outline-level="1"><text:span text:style-name="T1">Builder - </text:span>Quando la costruzione diventa troppo complicata.</text:h>
      <text:p text:style-name="P6"/>
      <text:h text:style-name="P7" text:outline-level="2">Motivazione</text:h>
      <text:p text:style-name="P5">Alcuni oggetti sono semplici da creare, con un singolo costruttore, ma altri oggetti richiedono più fasi. Ad esempio, avere classi con un costruttore di 10 argomenti non è producente.</text:p>
      <text:p text:style-name="P8">Una buona idea è quella di fornire all’utente un un costruttore pezzo per pezzo.</text:p>
      <text:p text:style-name="P9">Builder<text:span text:style-name="T2"> fornisce un API per costruire un oggetto step-by-step.</text:span></text:p>
      <text:p text:style-name="P9">Quindi il Builder è un componente separato che fornisce un API per fare in modo succinto quando la costruzione di un oggetto è complicata<text:span text:style-name="T2">.</text:span></text:p>
      <text:p text:style-name="P8"/>
      <text:h text:style-name="Heading_20_1" text:outline-level="1"><text:soft-page-break/></text:h>
      <text:h text:style-name="Heading_20_1" text:outline-level="1"/>
      <text:h text:style-name="Heading_20_1" text:outline-level="1">Factories – Factory Method &amp; Abstract Factory</text:h>
      <text:p text:style-name="P10"/>
      <text:h text:style-name="P7" text:outline-level="2">Motivazione</text:h>
      <text:p text:style-name="P11">- La logica della creazione degli oggetti diventa troppo complessa.</text:p>
      <text:p text:style-name="P11">- Il costruttore non e’ descrittivo:</text:p>
      <text:p text:style-name="P11"><text:tab/>. nome incaricato dal nome del tipo contenuto</text:p>
      <text:p text:style-name="P11"><text:tab/>. non si puo’ fare l’overload con lo stesso set di argomenti ma nomi differenti.</text:p>
      <text:p text:style-name="P11">- <text:span text:style-name="T3">La creazione di oggetti (non-piecewise, diversamente dal builder) puo’essere demandata a:</text:span></text:p>
      <text:p text:style-name="P11"><text:tab/>. <text:span text:style-name="T3">Una funzione separata (</text:span><text:span text:style-name="T4">Factory Method</text:span><text:span text:style-name="T3">)</text:span></text:p>
      <text:p text:style-name="P11"><text:tab/>. <text:span text:style-name="T3">Che puo’ esistere in una classe separata (</text:span><text:span text:style-name="T4">Factory</text:span><text:span text:style-name="T3">)</text:span></text:p>
      <text:p text:style-name="P11"><text:tab/>. <text:span text:style-name="T3">puo’ creare una gerarchia di Factory mediante </text:span><text:span text:style-name="T4">Abstract Factory</text:span><text:span text:style-name="T3">.</text:span></text:p>
      <text:p text:style-name="P12">Factory: <text:span text:style-name="T3">un componente responsabile unicamente per la creazione all’ingrosso di oggetti (non a pezzi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entium Book Basic" svg:font-family="'Gentium Book Basic'" style:font-adornments="Grassetto" style:font-pitch="variable"/>
    <style:font-face style:name="Gentium Book Basic1" svg:font-family="'Gentium Book Basic'" style:font-adornments="Normale" style:font-pitch="variable"/>
    <style:font-face style:name="Georgia" svg:font-family="Georgia" style:font-adornments="Grassetto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Gentium Book Basic1" fo:font-family="'Gentium Book Basic'" style:font-style-name="Normale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Georgia" fo:font-family="Georgia" style:font-style-name="Grassetto" style:font-family-generic="roman" style:font-pitch="variable" fo:font-weight="bold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entium Book Basic" fo:font-family="'Gentium Book Basic'" style:font-style-name="Grassetto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Gentium Book Basic" fo:font-family="'Gentium Book Basic'" style:font-style-name="Grassetto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8T21:22:06.457586536</meta:creation-date>
    <dc:date>2025-07-06T01:33:42.142523400</dc:date>
    <meta:editing-duration>PT30M29S</meta:editing-duration>
    <meta:editing-cycles>3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0" meta:word-count="283" meta:character-count="1832" meta:non-whitespace-character-count="1573"/>
  </office:meta>
</office:document-meta>
</file>